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Betrag</text:p>
          </table:table-cell>
          <table:table-cell table:style-name="ce1" office:value-type="string" calcext:value-type="string">
            <text:p>Gebuehren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0832" calcext:value-type="float">
            <text:p>6083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57138" calcext:value-type="float">
            <text:p>57138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8907" calcext:value-type="float">
            <text:p>2890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3995" calcext:value-type="float">
            <text:p>5399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80762" calcext:value-type="float">
            <text:p>8076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7" calcext:value-type="float">
            <text:p>7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6603" calcext:value-type="float">
            <text:p>2660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3886" calcext:value-type="float">
            <text:p>3388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8545" calcext:value-type="float">
            <text:p>2854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88604" calcext:value-type="float">
            <text:p>88604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93276" calcext:value-type="float">
            <text:p>9327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073" calcext:value-type="float">
            <text:p>707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0113" calcext:value-type="float">
            <text:p>20113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1349" calcext:value-type="float">
            <text:p>7134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97861" calcext:value-type="float">
            <text:p>97861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8721" calcext:value-type="float">
            <text:p>68721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1483" calcext:value-type="float">
            <text:p>71483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3972" calcext:value-type="float">
            <text:p>1397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3139" calcext:value-type="float">
            <text:p>13139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9850" calcext:value-type="float">
            <text:p>2985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8825" calcext:value-type="float">
            <text:p>78825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4809" calcext:value-type="float">
            <text:p>3480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4208" calcext:value-type="float">
            <text:p>54208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8097" calcext:value-type="float">
            <text:p>18097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2213" calcext:value-type="float">
            <text:p>7221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8458" calcext:value-type="float">
            <text:p>7845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233" calcext:value-type="float">
            <text:p>423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85110" calcext:value-type="float">
            <text:p>8511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5760" calcext:value-type="float">
            <text:p>2576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3310" calcext:value-type="float">
            <text:p>8331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0944" calcext:value-type="float">
            <text:p>7094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1220" calcext:value-type="float">
            <text:p>3122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9853" calcext:value-type="float">
            <text:p>9853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6245" calcext:value-type="float">
            <text:p>76245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53332" calcext:value-type="float">
            <text:p>53332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2312" calcext:value-type="float">
            <text:p>9231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821" calcext:value-type="float">
            <text:p>1582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6404" calcext:value-type="float">
            <text:p>6640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9899" calcext:value-type="float">
            <text:p>39899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268" calcext:value-type="float">
            <text:p>326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9703" calcext:value-type="float">
            <text:p>2970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7610" calcext:value-type="float">
            <text:p>7761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1551" calcext:value-type="float">
            <text:p>3155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1948" calcext:value-type="float">
            <text:p>3194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6900" calcext:value-type="float">
            <text:p>46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47684" calcext:value-type="float">
            <text:p>4768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7813" calcext:value-type="float">
            <text:p>5781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90358" calcext:value-type="float">
            <text:p>9035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242" calcext:value-type="float">
            <text:p>624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8086" calcext:value-type="float">
            <text:p>808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6944" calcext:value-type="float">
            <text:p>3694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1835" calcext:value-type="float">
            <text:p>6183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7065" calcext:value-type="float">
            <text:p>8706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1777" calcext:value-type="float">
            <text:p>3177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459" calcext:value-type="float">
            <text:p>745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9770" calcext:value-type="float">
            <text:p>4977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1683" calcext:value-type="float">
            <text:p>8168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3051" calcext:value-type="float">
            <text:p>4305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6562" calcext:value-type="float">
            <text:p>7656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6410" calcext:value-type="float">
            <text:p>5641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9630" calcext:value-type="float">
            <text:p>8963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090" calcext:value-type="float">
            <text:p>1409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.00.0000</text:date>, <text:time style:data-style-name="N2" text:time-value="17:28:05.6803946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08:05.969863511</meta:creation-date>
    <dc:date>2017-07-20T17:28:13.012019828</dc:date>
    <meta:editing-duration>PT22M46S</meta:editing-duration>
    <meta:editing-cycles>7</meta:editing-cycles>
    <meta:generator>LibreOffice/5.1.6.2$Linux_X86_64 LibreOffice_project/10m0$Build-2</meta:generator>
    <meta:document-statistic meta:table-count="1" meta:cell-count="173" meta:object-count="0"/>
  </office:meta>
</office:document-meta>
</file>